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cm" svg:height="2.1cm" svg:x="3.3cm" svg:y="1.4cm">
          <text:p text:style-name="P1"><text:span text:style-name="T1">Enregistrement des</text:span></text:p>
          <text:p text:style-name="P1"><text:span text:style-name="T1">Deux nouveux échantillon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6.2cm" svg:height="2.8cm" svg:x="3cm" svg:y="4.6cm">
          <text:p text:style-name="P1"><text:span text:style-name="T2">Fenêtre complète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4" draw:id="id4" draw:layer="layout" svg:width="6.2cm" svg:height="2.8cm" svg:x="3cm" svg:y="11.4cm">
          <text:p text:style-name="P1"><text:span text:style-name="T2">Calibration en cours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5.6cm" svg:height="2.1cm" svg:x="3.3cm" svg:y="15.6cm">
          <text:p text:style-name="P1"><text:span text:style-name="T1">Envoi de la fenêtre aux</text:span></text:p>
          <text:p text:style-name="P1"><text:span text:style-name="T1">Routines de calibr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4cm" svg:height="2.1cm" svg:x="3.4cm" svg:y="8.3cm">
          <text:p text:style-name="P1"><text:span text:style-name="T1">Lever un flag signifiant </text:span></text:p>
          <text:p text:style-name="P1"><text:span text:style-name="T1">une fenêtre complète </text:span></text:p>
          <text:p text:style-name="P1"><text:span text:style-name="T1">à la boucle principa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6cm" svg:height="2.1cm" svg:x="3.3cm" svg:y="19cm">
          <text:p text:style-name="P1"><text:span text:style-name="T1">Fin de l'interrup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1cm" svg:y1="3.5cm" svg:x2="6.1cm" svg:y2="4.6cm" draw:start-shape="id1" draw:start-glue-point="2" draw:end-shape="id2" draw:end-glue-point="4" svg:d="m6100 3500v1100">
          <text:p/>
        </draw:connector>
        <draw:connector draw:style-name="gr2" draw:text-style-name="P1" draw:layer="layout" svg:x1="6.1cm" svg:y1="7.4cm" svg:x2="6.1cm" svg:y2="8.3cm" draw:start-shape="id2" draw:start-glue-point="6" draw:end-shape="id3" draw:end-glue-point="0" svg:d="m6100 7400v900">
          <text:p/>
        </draw:connector>
        <draw:connector draw:style-name="gr2" draw:text-style-name="P1" draw:layer="layout" svg:x1="6.1cm" svg:y1="10.4cm" svg:x2="6.1cm" svg:y2="11.4cm" draw:start-shape="id3" draw:start-glue-point="2" draw:end-shape="id4" draw:end-glue-point="4" svg:d="m6100 10400v1000">
          <text:p/>
        </draw:connector>
        <draw:connector draw:style-name="gr2" draw:text-style-name="P1" draw:layer="layout" svg:x1="6.1cm" svg:y1="14.2cm" svg:x2="6.1cm" svg:y2="15.6cm" draw:start-shape="id4" draw:start-glue-point="6" draw:end-shape="id5" draw:end-glue-point="0" svg:d="m6100 14200v1400">
          <text:p/>
        </draw:connector>
        <draw:connector draw:style-name="gr2" draw:text-style-name="P1" draw:layer="layout" svg:x1="6.1cm" svg:y1="17.7cm" svg:x2="6.1cm" svg:y2="19cm" draw:start-shape="id5" draw:start-glue-point="2" draw:end-shape="id6" draw:end-glue-point="0" svg:d="m6100 17700v1300">
          <text:p/>
        </draw:connector>
        <draw:connector draw:style-name="gr2" draw:text-style-name="P1" draw:layer="layout" draw:line-skew="1.788cm" svg:x1="9.2cm" svg:y1="6cm" svg:x2="8.9cm" svg:y2="20.05cm" draw:start-shape="id2" draw:start-glue-point="7" draw:end-shape="id6" draw:end-glue-point="1" svg:d="m9200 6000h2290v14050h-2590">
          <text:p/>
        </draw:connector>
        <draw:connector draw:style-name="gr2" draw:text-style-name="P1" draw:layer="layout" draw:line-skew="1.198cm" svg:x1="9.2cm" svg:y1="12.8cm" svg:x2="8.9cm" svg:y2="20.05cm" draw:start-shape="id4" draw:start-glue-point="7" draw:end-shape="id6" draw:end-glue-point="1" svg:d="m9200 12800h1700v7250h-2000">
          <text:p/>
        </draw:connector>
        <draw:frame draw:style-name="gr3" draw:layer="layout" svg:width="1.6cm" svg:height="0.962cm" svg:x="9.1cm" svg:y="5cm">
          <draw:text-box>
            <text:p>non</text:p>
          </draw:text-box>
        </draw:frame>
        <draw:frame draw:style-name="gr4" draw:layer="layout" svg:width="1.6cm" svg:height="1cm" svg:x="9.2cm" svg:y="11.6cm">
          <draw:text-box>
            <text:p>non</text:p>
          </draw:text-box>
        </draw:frame>
        <draw:frame draw:style-name="gr5" draw:layer="layout" svg:width="2.1cm" svg:height="1.15cm" svg:x="6.7cm" svg:y="14.3cm">
          <draw:text-box>
            <text:p>oui</text:p>
          </draw:text-box>
        </draw:frame>
        <draw:frame draw:style-name="gr5" draw:layer="layout" svg:width="2.1cm" svg:height="1.15cm" svg:x="7.4cm" svg:y="6.7cm">
          <draw:text-box>
            <text:p>ou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59cm" fo:page-height="22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sycko </meta:initial-creator>
    <meta:creation-date>2013-05-14T12:33:10</meta:creation-date>
    <dc:date>2013-07-08T15:32:39</dc:date>
    <dc:creator>Psycko </dc:creator>
    <meta:editing-duration>PT1M43S</meta:editing-duration>
    <meta:editing-cycles>5</meta:editing-cycles>
    <meta:generator>LibreOffice/3.6$Linux_x86 LibreOffice_project/360m1$Build-2</meta:generator>
    <meta:document-statistic meta:object-count="17"/>
  </office:meta>
</office:document-meta>
</file>